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731f0"/>
    </style:style>
    <style:style style:name="P3" style:family="paragraph" style:parent-style-name="Standard">
      <style:text-properties style:font-name="BetecknaLowerCase1" officeooo:rsid="001290e9" officeooo:paragraph-rsid="003731f0"/>
    </style:style>
    <style:style style:name="P4" style:family="paragraph" style:parent-style-name="Standard">
      <style:text-properties style:font-name="BetecknaLowerCase1" officeooo:rsid="001290e9" officeooo:paragraph-rsid="002c177e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89068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2d096b" officeooo:paragraph-rsid="003512de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25e432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2c177e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</style:style>
    <style:style style:name="P17" style:family="paragraph">
      <style:text-properties style:font-name="BetecknaLowerCase1" fo:font-size="96pt" style:font-size-asian="96pt" style:font-size-complex="96pt"/>
    </style:style>
    <style:style style:name="P18" style:family="paragraph">
      <style:text-properties style:font-name="TeX Gyre Bonum" fo:font-size="92pt" style:font-size-asian="92pt" style:font-size-complex="92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fo:font-size="48pt" officeooo:rsid="002c177e" style:font-size-asian="48pt" style:font-size-complex="48pt"/>
    </style:style>
    <style:style style:name="T6" style:family="text">
      <style:text-properties officeooo:rsid="002c177e"/>
    </style:style>
    <style:style style:name="T7" style:family="text">
      <style:text-properties officeooo:rsid="0015d803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officeooo:rsid="0032f3aa" style:font-name-asian="Droid Sans Fallback" style:font-name-complex="FreeSans2"/>
    </style:style>
    <style:style style:name="T10" style:family="text">
      <style:text-properties officeooo:rsid="0015d803" style:font-name-asian="Droid Sans Fallback" style:font-name-complex="FreeSans2"/>
    </style:style>
    <style:style style:name="T11" style:family="text">
      <style:text-properties officeooo:rsid="0034de4c" style:font-name-asian="Droid Sans Fallback" style:font-name-complex="FreeSans2"/>
    </style:style>
    <style:style style:name="T12" style:family="text">
      <style:text-properties officeooo:rsid="003512de" style:font-name-asian="Droid Sans Fallback" style:font-name-complex="FreeSans2"/>
    </style:style>
    <style:style style:name="T13" style:family="text">
      <style:text-properties officeooo:rsid="0036734c" style:font-name-asian="Droid Sans Fallback" style:font-name-complex="FreeSans2"/>
    </style:style>
    <style:style style:name="T14" style:family="text">
      <style:text-properties officeooo:rsid="001f5956"/>
    </style:style>
    <style:style style:name="T15" style:family="text">
      <style:text-properties style:font-name="FreeSans1"/>
    </style:style>
    <style:style style:name="T16" style:family="text">
      <style:text-properties style:font-name="BetecknaLowerCase1" fo:font-size="96pt" style:font-size-asian="96pt" style:font-size-complex="96pt"/>
    </style:style>
    <style:style style:name="T17" style:family="text">
      <style:text-properties style:font-name="TeX Gyre Bonum" fo:font-size="92pt" style:font-size-asian="92pt" style:font-size-complex="9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="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="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" draw:marker-end="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4" svg:x1="4.761cm" svg:y1="4.524cm" svg:x2="4.761cm" svg:y2="5.163cm">
        <text:p/>
      </draw:line>
      <draw:frame text:anchor-type="page" text:anchor-page-number="1" draw:z-index="1" draw:style-name="gr2" draw:text-style-name="P15" svg:width="0.237cm" svg:height="0.579cm" svg:x="5.188cm" svg:y="5.054cm">
        <draw:text-box>
          <text:p><text:span text:style-name="T15">2</text:span></text:p>
        </draw:text-box>
      </draw:frame>
      <draw:frame text:anchor-type="page" text:anchor-page-number="1" draw:z-index="2" draw:style-name="gr2" draw:text-style-name="P15" svg:width="0.237cm" svg:height="0.579cm" svg:x="2.745cm" svg:y="3.965cm">
        <draw:text-box>
          <text:p><text:span text:style-name="T15">1</text:span></text:p>
        </draw:text-box>
      </draw:frame>
      <draw:line text:anchor-type="page" text:anchor-page-number="1" draw:z-index="3" draw:style-name="gr3" draw:text-style-name="P14" svg:x1="4.965cm" svg:y1="4.533cm" svg:x2="4.965cm" svg:y2="5.955cm">
        <text:p/>
      </draw:line>
      <draw:path text:anchor-type="page" text:anchor-page-number="1" draw:z-index="4" draw:style-name="gr4" draw:text-style-name="P16" svg:width="1.516cm" svg:height="1.288cm" draw:transform="rotate (-2.07188035504247) translate (5.09030303359753cm 6.02332854592845cm)" svg:viewBox="0 0 1517 1289" svg:d="M0 142c811-446 1521 217 1517 1147">
        <text:p/>
      </draw:path>
      <draw:path text:anchor-type="page" text:anchor-page-number="1" draw:z-index="5" draw:style-name="gr5" draw:text-style-name="P16" svg:width="1.89cm" svg:height="1.813cm" draw:transform="rotate (-2.07188035504247) translate (5.11900906063151cm 4.85223404971711cm)" svg:viewBox="0 0 1891 1814" svg:d="M0 1046c406 1575 2667 430 1614-765-387-376-655-341-1213-92">
        <text:p/>
      </draw:path>
      <draw:rect text:anchor-type="page" text:anchor-page-number="1" draw:z-index="6" draw:style-name="gr6" draw:text-style-name="P14" svg:width="0.232cm" svg:height="0.285cm" svg:x="4.392cm" svg:y="5.671cm">
        <text:p/>
      </draw:rect>
      <draw:rect text:anchor-type="page" text:anchor-page-number="1" draw:z-index="7" draw:style-name="gr6" draw:text-style-name="P16" svg:width="0.209cm" svg:height="0.283cm" svg:x="4.184cm" svg:y="5.884cm">
        <text:p/>
      </draw:rect>
      <draw:frame text:anchor-type="page" text:anchor-page-number="1" draw:z-index="8" draw:style-name="gr7" draw:text-style-name="P17" svg:width="3.617cm" svg:height="6.111cm" svg:x="2.066cm" svg:y="1.579cm">
        <draw:text-box>
          <text:p><text:span text:style-name="T16">g</text:span></text:p>
        </draw:text-box>
      </draw:frame>
      <draw:frame text:anchor-type="page" text:anchor-page-number="1" draw:z-index="9" draw:style-name="gr7" draw:text-style-name="P18" svg:width="3.758cm" svg:height="6.091cm" svg:x="4.909cm" svg:y="1.912cm">
        <draw:text-box>
          <text:p><text:span text:style-name="T17">g</text:span></text:p>
        </draw:text-box>
      </draw:frame>
      <text:p text:style-name="P11">LATIN <text:span text:style-name="T3">SMALL</text:span> LETTER <text:span text:style-name="T6">G</text:span></text:p>
      <text:p text:style-name="P12">Das <text:span text:style-name="T3">kleine Ge</text:span></text:p>
      <text:p text:style-name="P7"/>
      <text:p text:style-name="P8">geschenkt<text:span text:style-name="T7"> </text:span><text:span text:style-name="T2">•</text:span><text:span text:style-name="T8"> </text:span><text:span text:style-name="T9">gut</text:span><text:span text:style-name="T10"> </text:span><text:span text:style-name="T2">•</text:span><text:span text:style-name="T8"> </text:span><text:span text:style-name="T11">gehen</text:span><text:span text:style-name="T10"> </text:span><text:span text:style-name="T2">•</text:span><text:span text:style-name="T8"> </text:span><text:span text:style-name="T12">geben</text:span><text:span text:style-name="T10"> </text:span><text:span text:style-name="T2">•</text:span><text:span text:style-name="T8"> </text:span><text:span text:style-name="T12">gesehen</text:span><text:span text:style-name="T10"> </text:span><text:span text:style-name="T2">•</text:span><text:span text:style-name="T8"> </text:span><text:span text:style-name="T13">gerade</text:span></text:p>
      <text:p text:style-name="P9"><text:span text:style-name="Outline_5f_very_5f_large"><text:span text:style-name="T6">gggggg</text:span></text:span></text:p>
      <text:p text:style-name="P10"><text:span text:style-name="Outline_5f_large"><text:span text:style-name="T5">ggggggggggggggggggggg</text:span></text:span></text:p>
      <text:p text:style-name="P4"><text:span text:style-name="Outline"><text:span text:style-name="T6">gggggggggggggggggggggggggggggggggggggggggg</text:span></text:span></text:p>
      <text:p text:style-name="P2"><text:span text:style-name="Outline"><text:span text:style-name="T6">gggggggggggggggggggggggggggggggggggggggggg</text:span></text:span></text:p>
      <text:p text:style-name="P2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3"><text:span text:style-name="Outline"><text:span text:style-name="T6">gggggggggggggggggggggggggggggggggggggggggg</text:span></text:span></text:p>
      <text:p text:style-name="P1"><draw:line text:anchor-type="paragraph" draw:z-index="10" draw:style-name="gr8" draw:text-style-name="P16" svg:x1="0cm" svg:y1="0.319cm" svg:x2="17cm" svg:y2="0.319cm"><text:p/></draw:line><draw:line text:anchor-type="paragraph" draw:z-index="11" draw:style-name="gr8" draw:text-style-name="P16" svg:x1="0cm" svg:y1="0.72cm" svg:x2="17cm" svg:y2="0.72cm"><text:p/></draw:line><draw:line text:anchor-type="paragraph" draw:z-index="12" draw:style-name="gr8" draw:text-style-name="P16" svg:x1="0cm" svg:y1="0.921cm" svg:x2="17cm" svg:y2="0.921cm"><text:p/></draw:line><draw:line text:anchor-type="paragraph" draw:z-index="13" draw:style-name="gr8" draw:text-style-name="P16" svg:x1="0cm" svg:y1="0.52cm" svg:x2="17cm" svg:y2="0.52cm"><text:p/></draw:line><text:span text:style-name="Outline"><text:span text:style-name="T4">g</text:span></text:span></text:p>
      <text:p text:style-name="P1"><draw:line text:anchor-type="paragraph" draw:z-index="14" draw:style-name="gr8" draw:text-style-name="P16" svg:x1="0cm" svg:y1="0.319cm" svg:x2="17cm" svg:y2="0.319cm"><text:p/></draw:line><draw:line text:anchor-type="paragraph" draw:z-index="15" draw:style-name="gr8" draw:text-style-name="P16" svg:x1="0cm" svg:y1="0.921cm" svg:x2="17cm" svg:y2="0.921cm"><text:p/></draw:line><text:span text:style-name="Outline"><text:span text:style-name="T4">g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4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0:53.509807937</dc:date>
    <dc:creator>Stephan Kreutzer</dc:creator>
    <meta:editing-duration>PT2H20M19S</meta:editing-duration>
    <meta:editing-cycles>4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2" meta:character-count="825" meta:non-whitespace-character-count="794"/>
  </office:meta>
</office:document-meta>
</file>